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ＭＳ Ｐゴシック" svg:font-family="'ＭＳ Ｐゴシック'" style:font-pitch="fixed"/>
    <style:font-face style:name="Arial1" svg:font-family="Arial" style:font-pitch="variable"/>
    <style:font-face style:name="Droid Sans Fallback" svg:font-family="'Droid Sans Fallback'" style:font-pitch="variable"/>
    <style:font-face style:name="Liberation Sans" svg:font-family="'Liberation Sans'" style:font-pitch="variable"/>
    <style:font-face style:name="ＭＳ Ｐゴシック1" svg:font-family="'ＭＳ Ｐゴシック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6d" draw:textarea-horizontal-align="justify" draw:textarea-vertical-align="middle" draw:auto-grow-height="false" fo:min-height="15.747cm" fo:min-width="14.486cm"/>
    </style:style>
    <style:style style:name="gr3" style:family="graphic" style:parent-style-name="standard" style:list-style-name="L2">
      <style:graphic-properties draw:stroke="solid" svg:stroke-width="0.026cm" svg:stroke-color="#000000" draw:stroke-linejoin="round" draw:fill="solid" draw:fill-color="#4eede7" draw:textarea-horizontal-align="center" draw:textarea-vertical-align="top" draw:auto-grow-height="false" draw:fit-to-size="false" style:shrink-to-fit="false" fo:min-height="11.939cm" fo:min-width="6.054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4cm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draw:stroke-linejoin="round" draw:fill="solid" draw:fill-color="#ff6d6d" draw:textarea-vertical-align="middle" draw:auto-grow-height="false" draw:fit-to-size="false" style:shrink-to-fit="false" fo:min-height="3.049cm" fo:min-width="4.572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.30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.76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96cm" fo:min-width="3.726cm"/>
      <style:paragraph-properties style:writing-mode="lr-tb"/>
    </style:style>
    <style:style style:name="gr9" style:family="graphic" style:parent-style-name="standard">
      <style:graphic-properties draw:fill-color="#77bc65" draw:textarea-vertical-align="middle" draw:auto-grow-height="false" fo:min-height="3.561cm" fo:min-width="5.089cm"/>
    </style:style>
    <style:style style:name="gr10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textarea-horizontal-align="justify" draw:textarea-vertical-align="middle" draw:auto-grow-height="false" fo:min-height="2.272cm" fo:min-width="3.038cm" fo:padding-top="0.138cm" fo:padding-bottom="0.138cm" fo:padding-left="0.263cm" fo:padding-right="0.2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63cm" fo:min-width="5.342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textarea-horizontal-align="justify" draw:textarea-vertical-align="middle" draw:auto-grow-height="false" fo:min-height="3.755cm" fo:min-width="5.134cm" fo:padding-top="0.138cm" fo:padding-bottom="0.138cm" fo:padding-left="0.263cm" fo:padding-right="0.263cm"/>
    </style:style>
    <style:style style:name="gr13" style:family="graphic" style:parent-style-name="standard">
      <style:graphic-properties draw:stroke="solid" svg:stroke-width="0.141cm" svg:stroke-color="#000000" draw:marker-end="msArrowOpenEnd_20_5" draw:marker-end-width="0.634cm" draw:marker-end-center="false" draw:stroke-linejoin="round" draw:fill="solid" draw:fill-color="#00b8ff" draw:textarea-vertical-align="top" draw:auto-grow-height="false" fo:min-height="0cm" fo:min-width="5.053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stroke-linejoin="round" draw:fill="solid" draw:fill-color="#ffc000" draw:textarea-vertical-align="top" draw:auto-grow-height="false" draw:fit-to-size="false" style:shrink-to-fit="false" fo:min-height="3.049cm" fo:min-width="4.572cm" fo:padding-top="0.254cm" fo:padding-bottom="0.254cm" fo:padding-left="0.254cm" fo:padding-right="0.254cm" fo:wrap-option="wrap"/>
      <style:paragraph-properties style:writing-mode="lr-tb"/>
    </style:style>
    <style:style style:name="gr15" style:family="graphic" style:parent-style-name="standard">
      <style:graphic-properties draw:stroke="solid" svg:stroke-width="0.141cm" svg:stroke-color="#000000" draw:marker-end="msArrowOpenEnd_20_5" draw:marker-end-width="0.634cm" draw:marker-end-center="false" draw:stroke-linejoin="round" draw:fill="solid" draw:fill-color="#00b8ff" draw:textarea-vertical-align="top" draw:auto-grow-height="false" fo:min-height="0cm" fo:min-width="4.58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7" style:family="graphic" style:parent-style-name="standard">
      <style:graphic-properties draw:stroke="solid" svg:stroke-width="0.026cm" svg:stroke-color="#000000" draw:stroke-linejoin="round" draw:fill="solid" draw:fill-color="#ffff00" draw:textarea-vertical-align="middle" draw:auto-grow-height="false" draw:fit-to-size="false" style:shrink-to-fit="false" fo:min-height="0.509cm" fo:min-width="4.572cm" fo:padding-top="0.254cm" fo:padding-bottom="0.254cm" fo:padding-left="0.254cm" fo:padding-right="0.254cm" fo:wrap-option="wrap"/>
      <style:paragraph-properties style:writing-mode="lr-tb"/>
    </style:style>
    <style:style style:name="gr18" style:family="graphic" style:parent-style-name="standard" style:list-style-name="L3">
      <style:graphic-properties draw:stroke="solid" svg:stroke-width="0.026cm" svg:stroke-color="#000000" draw:stroke-linejoin="round" draw:fill="solid" draw:fill-color="#ffff00" draw:textarea-vertical-align="middle" draw:auto-grow-height="false" draw:fit-to-size="false" style:shrink-to-fit="false" fo:min-height="0.509cm" fo:min-width="4.572cm" fo:padding-top="0.254cm" fo:padding-bottom="0.254cm" fo:padding-left="0.254cm" fo:padding-right="0.254cm" fo:wrap-option="wrap"/>
      <style:paragraph-properties style:writing-mode="lr-tb"/>
    </style:style>
    <style:style style:name="gr19" style:family="graphic" style:parent-style-name="standard">
      <style:graphic-properties draw:stroke="solid" svg:stroke-width="0.026cm" svg:stroke-color="#000000" draw:stroke-linejoin="round" draw:fill="solid" draw:fill-color="#92d050" draw:textarea-horizontal-align="center" draw:textarea-vertical-align="middle" draw:auto-grow-height="false" draw:fit-to-size="false" style:shrink-to-fit="false" fo:padding-top="0.254cm" fo:padding-bottom="0.254cm" fo:padding-left="0.254cm" fo:padding-right="0.254cm" fo:wrap-option="wrap"/>
      <style:paragraph-properties style:writing-mode="lr-tb"/>
    </style:style>
    <style:style style:name="gr20" style:family="graphic" style:parent-style-name="standard">
      <style:graphic-properties draw:stroke="solid" svg:stroke-width="0.026cm" svg:stroke-color="#000000" draw:stroke-linejoin="round" draw:fill="solid" draw:fill-color="#cceedf" draw:textarea-horizontal-align="center" draw:textarea-vertical-align="top" draw:auto-grow-height="false" draw:fit-to-size="false" style:shrink-to-fit="false" fo:min-height="3.049cm" fo:min-width="7.113cm" fo:padding-top="0.254cm" fo:padding-bottom="0.254cm" fo:padding-left="0.254cm" fo:padding-right="0.254cm" fo:wrap-option="wrap"/>
      <style:paragraph-properties style:writing-mode="lr-tb"/>
    </style:style>
    <style:style style:name="gr21" style:family="graphic" style:parent-style-name="standard">
      <style:graphic-properties draw:stroke="solid" svg:stroke-width="0.141cm" svg:stroke-color="#000000" draw:marker-end="msArrowOpenEnd_20_5" draw:marker-end-width="0.634cm" draw:marker-end-center="false" draw:stroke-linejoin="round" draw:fill="solid" draw:fill-color="#00b8ff" draw:textarea-vertical-align="top" draw:auto-grow-height="false" fo:min-height="1.528cm" fo:min-width="0.262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141cm" svg:stroke-color="#000000" draw:marker-end="msArrowOpenEnd_20_5" draw:marker-end-width="0.634cm" draw:marker-end-center="false" draw:stroke-linejoin="round" draw:fill="solid" draw:fill-color="#00b8ff" draw:textarea-vertical-align="top" draw:auto-grow-height="false" fo:min-height="1.02cm" fo:min-width="1.363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141cm" svg:stroke-color="#000000" draw:marker-end="msArrowOpenEnd_20_5" draw:marker-end-width="0.634cm" draw:marker-end-center="false" draw:stroke-linejoin="round" draw:fill="solid" draw:fill-color="#00b8ff" draw:textarea-vertical-align="top" draw:auto-grow-height="false" fo:min-height="2.29cm" fo:min-width="1.532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141cm" svg:stroke-color="#000000" draw:marker-end="msArrowOpenEnd_20_5" draw:marker-end-width="0.634cm" draw:marker-end-center="false" draw:stroke-linejoin="round" draw:fill="solid" draw:fill-color="#00b8ff" draw:textarea-vertical-align="top" draw:auto-grow-height="false" fo:min-height="3.306cm" fo:min-width="1.532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141cm" svg:stroke-color="#000000" draw:marker-end="msArrowOpenEnd_20_5" draw:marker-end-width="0.634cm" draw:marker-end-center="false" draw:stroke-linejoin="round" draw:fill="solid" draw:fill-color="#00b8ff" draw:textarea-vertical-align="top" draw:auto-grow-height="false" fo:min-height="0.258cm" fo:min-width="5.809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141cm" svg:stroke-color="#000000" draw:marker-end="msArrowOpenEnd_20_5" draw:marker-end-width="0.634cm" draw:marker-end-center="false" draw:stroke-linejoin="round" draw:fill="solid" draw:fill-color="#00b8ff" draw:textarea-vertical-align="top" draw:auto-grow-height="false" fo:min-height="1.74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stroke-linejoin="round" draw:fill="solid" draw:fill-color="#85ffe0" draw:textarea-vertical-align="middle" draw:auto-grow-height="false" draw:fit-to-size="false" style:shrink-to-fit="false" fo:min-height="2.287cm" fo:min-width="4.995cm" fo:padding-top="0.254cm" fo:padding-bottom="0.254cm" fo:padding-left="0.254cm" fo:padding-right="0.254cm" fo:wrap-option="wrap"/>
      <style:paragraph-properties style:writing-mode="lr-tb"/>
    </style:style>
    <style:style style:name="gr28" style:family="graphic" style:parent-style-name="standard">
      <style:graphic-properties draw:stroke="solid" svg:stroke-width="0.026cm" svg:stroke-color="#000000" draw:stroke-linejoin="round" draw:fill="solid" draw:fill-color="#ffa6a6" draw:textarea-vertical-align="middle" draw:auto-grow-height="false" draw:fit-to-size="false" style:shrink-to-fit="false" fo:min-height="0.763cm" fo:min-width="4.995cm" fo:padding-top="0.254cm" fo:padding-bottom="0.254cm" fo:padding-left="0.254cm" fo:padding-right="0.254cm" fo:wrap-option="wrap"/>
      <style:paragraph-properties style:writing-mode="lr-tb"/>
    </style:style>
    <style:style style:name="gr29" style:family="graphic" style:parent-style-name="standard">
      <style:graphic-properties draw:stroke="solid" svg:stroke-width="0.026cm" svg:stroke-color="#000000" draw:stroke-linejoin="round" draw:fill="solid" draw:fill-color="#ffff00" draw:textarea-vertical-align="middle" draw:auto-grow-height="false" draw:fit-to-size="false" style:shrink-to-fit="false" fo:min-height="0.55cm" fo:min-width="4.572cm" fo:padding-top="0.254cm" fo:padding-bottom="0.254cm" fo:padding-left="0.254cm" fo:padding-right="0.254cm" fo:wrap-option="wrap"/>
      <style:paragraph-properties style:writing-mode="lr-tb"/>
    </style:style>
    <style:style style:name="gr30" style:family="graphic" style:parent-style-name="standard">
      <style:graphic-properties draw:stroke="solid" svg:stroke-width="0.026cm" svg:stroke-color="#000000" draw:stroke-linejoin="round" draw:fill="solid" draw:fill-color="#ffff00" draw:textarea-vertical-align="middle" draw:auto-grow-height="false" draw:fit-to-size="false" style:shrink-to-fit="false" fo:min-height="0.55cm" fo:min-width="5.335cm" fo:padding-top="0.254cm" fo:padding-bottom="0.254cm" fo:padding-left="0.254cm" fo:padding-right="0.254cm" fo:wrap-option="wrap"/>
      <style:paragraph-properties style:writing-mode="lr-tb"/>
    </style:style>
    <style:style style:name="gr31" style:family="graphic" style:parent-style-name="standard">
      <style:graphic-properties draw:stroke="solid" svg:stroke-width="0.141cm" svg:stroke-color="#000000" draw:marker-end="msArrowOpenEnd_20_5" draw:marker-end-width="0.634cm" draw:marker-end-center="false" draw:stroke-linejoin="round" draw:fill="solid" draw:fill-color="#00b8ff" draw:textarea-vertical-align="top" draw:auto-grow-height="false" fo:min-height="0.004cm" fo:min-width="1.871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141cm" svg:stroke-color="#000000" draw:marker-end="msArrowOpenEnd_20_5" draw:marker-end-width="0.634cm" draw:marker-end-center="false" draw:stroke-linejoin="round" draw:fill="solid" draw:fill-color="#00b8ff" draw:textarea-vertical-align="top" draw:auto-grow-height="false" fo:min-height="4.068cm" fo:min-width="1.024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26cm" svg:stroke-color="#000000" draw:stroke-linejoin="round" draw:fill="solid" draw:fill-color="#ffc000" draw:textarea-vertical-align="top" draw:auto-grow-height="false" draw:fit-to-size="false" style:shrink-to-fit="false" fo:min-height="4.191cm" fo:min-width="4.572cm" fo:padding-top="0.254cm" fo:padding-bottom="0.254cm" fo:padding-left="0.254cm" fo:padding-right="0.254cm" fo:wrap-option="wrap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4cm" fo:min-width="3.139cm"/>
      <style:paragraph-properties style:writing-mode="lr-tb"/>
    </style:style>
    <style:style style:name="gr36" style:family="graphic" style:parent-style-name="standard">
      <style:graphic-properties draw:stroke="solid" svg:stroke-width="0.141cm" svg:stroke-color="#000000" draw:marker-end="msArrowOpenEnd_20_5" draw:marker-end-width="0.634cm" draw:marker-end-center="false" draw:stroke-linejoin="round" draw:fill="solid" draw:fill-color="#00b8ff" draw:textarea-vertical-align="top" draw:auto-grow-height="false" fo:min-height="0cm" fo:min-width="2.802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141cm" svg:stroke-color="#000000" draw:marker-end="msArrowOpenEnd_20_5" draw:marker-end-width="0.634cm" draw:marker-end-center="false" draw:stroke-linejoin="round" draw:fill="solid" draw:fill-color="#00b8ff" draw:textarea-vertical-align="top" draw:auto-grow-height="false" fo:min-height="3.306cm" fo:min-width="2.467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3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45cm"/>
      <style:paragraph-properties style:writing-mode="lr-tb"/>
    </style:style>
    <style:style style:name="gr40" style:family="graphic" style:parent-style-name="standard">
      <style:graphic-properties draw:fill="none" draw:textarea-horizontal-align="justify" draw:textarea-vertical-align="middle" draw:auto-grow-height="false" fo:min-height="0.29cm" fo:min-width="0.04cm"/>
    </style:style>
    <style:style style:name="gr41" style:family="graphic" style:parent-style-name="standard">
      <style:graphic-properties draw:fill="solid" draw:fill-color="#ffff38" draw:textarea-horizontal-align="justify" draw:textarea-vertical-align="middle" draw:auto-grow-height="false"/>
    </style:style>
    <style:style style:name="gr42" style:family="graphic" style:parent-style-name="standard" style:list-style-name="L2">
      <style:graphic-properties draw:stroke="solid" svg:stroke-width="0.026cm" svg:stroke-color="#000000" draw:stroke-linejoin="round" draw:fill="solid" draw:fill-color="#ff9b9b" draw:textarea-horizontal-align="center" draw:textarea-vertical-align="top" draw:auto-grow-height="false" draw:fit-to-size="false" style:shrink-to-fit="false" fo:min-height="14.225cm" fo:min-width="4.827cm" fo:padding-top="0.254cm" fo:padding-bottom="0.254cm" fo:padding-left="0.254cm" fo:padding-right="0.254cm" fo:wrap-option="wrap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13.341cm"/>
      <style:paragraph-properties style:writing-mode="lr-tb"/>
    </style:style>
    <style:style style:name="gr44" style:family="graphic" style:parent-style-name="standard" style:list-style-name="L3">
      <style:graphic-properties draw:stroke="solid" svg:stroke-width="0.026cm" svg:stroke-color="#000000" draw:stroke-linejoin="round" draw:fill="solid" draw:fill-color="#00ffff" draw:textarea-vertical-align="middle" draw:auto-grow-height="false" draw:fit-to-size="false" style:shrink-to-fit="false" fo:padding-top="0.254cm" fo:padding-bottom="0.254cm" fo:padding-left="0.254cm" fo:padding-right="0.254cm" fo:wrap-option="wrap"/>
      <style:paragraph-properties style:writing-mode="lr-tb"/>
    </style:style>
    <style:style style:name="gr45" style:family="graphic" style:parent-style-name="standard" style:list-style-name="L3">
      <style:graphic-properties draw:stroke="solid" svg:stroke-width="0.026cm" svg:stroke-color="#000000" draw:stroke-linejoin="round" draw:fill="solid" draw:fill-color="#aadcf7" draw:textarea-vertical-align="middle" draw:auto-grow-height="false" draw:fit-to-size="false" style:shrink-to-fit="false" fo:padding-top="0.254cm" fo:padding-bottom="0.254cm" fo:padding-left="0.254cm" fo:padding-right="0.254cm" fo:wrap-option="wrap"/>
      <style:paragraph-properties style:writing-mode="lr-tb"/>
    </style:style>
    <style:style style:name="gr46" style:family="graphic" style:parent-style-name="objectwithoutfill">
      <style:graphic-properties draw:marker-end="Arrow" draw:marker-end-width="0.3cm" draw:fill="none" draw:textarea-vertical-align="middle"/>
    </style:style>
    <style:style style:name="gr47" style:family="graphic" style:parent-style-name="standard">
      <style:graphic-properties draw:fill-color="#ffc000" draw:textarea-horizontal-align="justify" draw:textarea-vertical-align="middle" draw:auto-grow-height="false"/>
    </style:style>
    <style:style style:name="gr48" style:family="graphic" style:parent-style-name="objectwithoutfill">
      <style:graphic-properties svg:stroke-width="0.051cm" draw:marker-start-width="0.279cm" draw:marker-end="Arrow" draw:marker-end-width="0.381cm" draw:fill="none" draw:textarea-vertical-align="middle" fo:padding-top="0.15cm" fo:padding-bottom="0.15cm" fo:padding-left="0.127cm" fo:padding-right="0.12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3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91cm"/>
      <style:paragraph-properties style:writing-mode="lr-tb"/>
    </style:style>
    <style:style style:name="gr51" style:family="graphic" style:parent-style-name="standard" style:list-style-name="L3">
      <style:graphic-properties draw:stroke="solid" svg:stroke-width="0.026cm" svg:stroke-color="#000000" draw:stroke-linejoin="round" draw:fill="solid" draw:fill-color="#00ffff" draw:textarea-vertical-align="middle" draw:auto-grow-height="false" draw:fit-to-size="false" style:shrink-to-fit="false" fo:padding-top="0.254cm" fo:padding-bottom="0.254cm" fo:padding-left="0.254cm" fo:padding-right="0.254cm" fo:wrap-option="wrap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58cm"/>
      <style:paragraph-properties style:writing-mode="lr-tb"/>
    </style:style>
    <style:style style:name="gr53" style:family="graphic" style:parent-style-name="standard" style:list-style-name="L3">
      <style:graphic-properties draw:stroke="solid" svg:stroke-width="0.026cm" svg:stroke-color="#000000" draw:stroke-linejoin="round" draw:fill="solid" draw:fill-color="#00cc00" draw:textarea-vertical-align="middle" draw:auto-grow-height="false" draw:fit-to-size="false" style:shrink-to-fit="false" fo:padding-top="0.254cm" fo:padding-bottom="0.254cm" fo:padding-left="0.254cm" fo:padding-right="0.254cm" fo:wrap-option="wrap"/>
      <style:paragraph-properties style:writing-mode="lr-tb"/>
    </style:style>
    <style:style style:name="gr54" style:family="graphic" style:parent-style-name="standard" style:list-style-name="L3">
      <style:graphic-properties draw:stroke="solid" svg:stroke-width="0.026cm" svg:stroke-color="#000000" draw:stroke-linejoin="round" draw:fill="solid" draw:fill-color="#00cc00" draw:textarea-vertical-align="top" draw:auto-grow-height="false" draw:fit-to-size="false" style:shrink-to-fit="false" fo:min-height="2.541cm" fo:min-width="4.219cm" fo:padding-top="0.254cm" fo:padding-bottom="0.254cm" fo:padding-left="0.254cm" fo:padding-right="0.254cm" fo:wrap-option="wrap"/>
      <style:paragraph-properties style:writing-mode="lr-tb"/>
    </style:style>
    <style:style style:name="gr55" style:family="graphic" style:parent-style-name="standard" style:list-style-name="L3">
      <style:graphic-properties draw:stroke="solid" svg:stroke-width="0.026cm" svg:stroke-color="#000000" draw:stroke-linejoin="round" draw:fill="solid" draw:fill-color="#00cc00" draw:textarea-vertical-align="middle" draw:auto-grow-height="false" draw:fit-to-size="false" style:shrink-to-fit="false" fo:padding-top="0.254cm" fo:padding-bottom="0.254cm" fo:padding-left="0.254cm" fo:padding-right="0.254cm" fo:wrap-option="wrap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42cm"/>
      <style:paragraph-properties style:writing-mode="lr-tb"/>
    </style:style>
    <style:style style:name="gr57" style:family="graphic" style:parent-style-name="standard" style:list-style-name="L3">
      <style:graphic-properties draw:stroke="solid" svg:stroke-width="0.026cm" svg:stroke-color="#000000" draw:stroke-linejoin="round" draw:fill="solid" draw:fill-color="#00cc00" draw:textarea-vertical-align="middle" draw:auto-grow-height="false" draw:fit-to-size="false" style:shrink-to-fit="false" fo:padding-top="0.254cm" fo:padding-bottom="0.254cm" fo:padding-left="0.254cm" fo:padding-right="0.254cm" fo:wrap-option="wrap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  <style:paragraph-properties style:writing-mode="lr-tb"/>
    </style:style>
    <style:style style:name="gr59" style:family="graphic" style:parent-style-name="standard" style:list-style-name="L2">
      <style:graphic-properties draw:stroke="solid" svg:stroke-width="0.026cm" svg:stroke-color="#000000" draw:stroke-linejoin="round" draw:fill="solid" draw:fill-color="#cceedf" draw:textarea-horizontal-align="center" draw:textarea-vertical-align="top" draw:auto-grow-height="false" draw:fit-to-size="false" style:shrink-to-fit="false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subtitle">
      <style:graphic-properties draw:fill-color="#ffffff" fo:min-height="16.255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subtitle">
      <style:graphic-properties draw:fill-color="#ffffff" draw:auto-grow-height="true" fo:min-height="16.255cm"/>
      <style:paragraph-properties style:writing-mode="lr-tb"/>
    </style:style>
    <style:style style:name="P1" style:family="paragraph">
      <style:text-properties fo:font-size="44pt" style:font-size-asian="44pt" style:font-size-complex="44pt"/>
    </style:style>
    <style:style style:name="P2" style:family="paragraph">
      <loext:graphic-properties draw:fill-color="#ffffff"/>
      <style:text-properties fo:font-size="44pt" style:font-size-asian="44pt" style:font-size-complex="44pt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ffff6d"/>
      <style:paragraph-properties fo:text-align="center"/>
    </style:style>
    <style:style style:name="P5" style:family="paragraph">
      <style:paragraph-properties fo:margin-left="0cm" fo:margin-right="0cm" fo:margin-top="0cm" fo:margin-bottom="0cm" fo:line-height="71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6" style:family="paragraph">
      <loext:graphic-properties draw:fill="solid" draw:fill-color="#4eede7"/>
      <style:paragraph-properties fo:margin-left="0cm" fo:margin-right="0cm" fo:margin-top="0cm" fo:margin-bottom="0cm" fo:line-height="71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paragraph-properties fo:margin-left="0cm" fo:margin-right="0cm" fo:margin-top="0cm" fo:margin-bottom="0cm" fo:line-height="71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0" style:family="paragraph">
      <loext:graphic-properties draw:fill="solid" draw:fill-color="#ff6d6d"/>
      <style:paragraph-properties fo:margin-left="0cm" fo:margin-right="0cm" fo:margin-top="0cm" fo:margin-bottom="0cm" fo:line-height="71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1" style:family="paragraph">
      <style:paragraph-properties fo:text-align="center"/>
    </style:style>
    <style:style style:name="P12" style:family="paragraph">
      <loext:graphic-properties draw:fill-color="#77bc65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00b8ff"/>
      <style:paragraph-properties fo:text-align="start"/>
      <style:text-properties fo:font-size="18pt"/>
    </style:style>
    <style:style style:name="P15" style:family="paragraph">
      <loext:graphic-properties draw:fill="solid" draw:fill-color="#ffc000"/>
      <style:paragraph-properties fo:margin-left="0cm" fo:margin-right="0cm" fo:margin-top="0cm" fo:margin-bottom="0cm" fo:line-height="71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6" style:family="paragraph">
      <style:text-properties fo:color="#2a6099"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="none" draw:fill-color="#ffffff"/>
      <style:text-properties fo:color="#2a6099"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left="0cm" fo:margin-right="0cm" fo:margin-top="0cm" fo:margin-bottom="0cm" fo:line-height="71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tyle="normal" style:font-style-asian="normal" style:font-style-complex="normal" fo:hyphenate="false"/>
    </style:style>
    <style:style style:name="P20" style:family="paragraph">
      <loext:graphic-properties draw:fill="solid" draw:fill-color="#ffff00"/>
      <style:paragraph-properties fo:margin-left="0cm" fo:margin-right="0cm" fo:margin-top="0cm" fo:margin-bottom="0cm" fo:line-height="71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font-style="normal" style:font-style-asian="normal" style:font-style-complex="normal" fo:hyphenate="false"/>
    </style:style>
    <style:style style:name="P21" style:family="paragraph">
      <style:paragraph-properties fo:margin-left="0cm" fo:margin-right="0cm" fo:margin-top="0cm" fo:margin-bottom="0cm" fo:line-height="71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loext:graphic-properties draw:fill="solid" draw:fill-color="#ffff00"/>
      <style:paragraph-properties fo:margin-left="0cm" fo:margin-right="0cm" fo:margin-top="0cm" fo:margin-bottom="0cm" fo:line-height="71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3" style:family="paragraph">
      <style:paragraph-properties fo:margin-left="0cm" fo:margin-right="0cm" fo:margin-top="0cm" fo:margin-bottom="0cm" fo:line-height="71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6pt" style:font-size-asian="16pt" style:font-size-complex="16pt" fo:hyphenate="false"/>
    </style:style>
    <style:style style:name="P24" style:family="paragraph">
      <loext:graphic-properties draw:fill="solid" draw:fill-color="#92d050"/>
      <style:paragraph-properties fo:margin-left="0cm" fo:margin-right="0cm" fo:margin-top="0cm" fo:margin-bottom="0cm" fo:line-height="71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6pt" style:font-size-asian="16pt" style:font-size-complex="16pt" fo:hyphenate="false"/>
    </style:style>
    <style:style style:name="P25" style:family="paragraph">
      <style:paragraph-properties fo:margin-left="0cm" fo:margin-right="0cm" fo:margin-top="0cm" fo:margin-bottom="0cm" fo:line-height="71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loext:graphic-properties draw:fill="solid" draw:fill-color="#cceedf"/>
      <style:paragraph-properties fo:margin-left="0cm" fo:margin-right="0cm" fo:margin-top="0cm" fo:margin-bottom="0cm" fo:line-height="71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="solid" draw:fill-color="#85ffe0"/>
      <style:paragraph-properties fo:margin-left="0cm" fo:margin-right="0cm" fo:margin-top="0cm" fo:margin-bottom="0cm" fo:line-height="71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9" style:family="paragraph">
      <loext:graphic-properties draw:fill="solid" draw:fill-color="#ffa6a6"/>
      <style:paragraph-properties fo:margin-left="0cm" fo:margin-right="0cm" fo:margin-top="0cm" fo:margin-bottom="0cm" fo:line-height="71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0" style:family="paragraph">
      <style:text-properties fo:font-size="14pt" style:font-size-asian="14pt" style:font-size-complex="14pt"/>
    </style:style>
    <style:style style:name="P31" style:family="paragraph">
      <loext:graphic-properties draw:fill="none" draw:fill-color="#ffffff"/>
      <style:text-properties fo:font-size="14pt" style:font-size-asian="14pt" style:font-size-complex="14pt"/>
    </style:style>
    <style:style style:name="P32" style:family="paragraph">
      <loext:graphic-properties draw:fill="solid" draw:fill-color="#ffff38"/>
      <style:paragraph-properties fo:text-align="center"/>
    </style:style>
    <style:style style:name="P33" style:family="paragraph">
      <loext:graphic-properties draw:fill="solid" draw:fill-color="#ff9b9b"/>
      <style:paragraph-properties fo:margin-left="0cm" fo:margin-right="0cm" fo:margin-top="0cm" fo:margin-bottom="0cm" fo:line-height="71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4" style:family="paragraph">
      <loext:graphic-properties draw:fill="solid" draw:fill-color="#00ffff"/>
      <style:paragraph-properties fo:margin-left="0cm" fo:margin-right="0cm" fo:margin-top="0cm" fo:margin-bottom="0cm" fo:line-height="71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5" style:family="paragraph">
      <loext:graphic-properties draw:fill="solid" draw:fill-color="#aadcf7"/>
      <style:paragraph-properties fo:margin-left="0cm" fo:margin-right="0cm" fo:margin-top="0cm" fo:margin-bottom="0cm" fo:line-height="71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6" style:family="paragraph">
      <loext:graphic-properties draw:fill-color="#ffc000"/>
      <style:paragraph-properties fo:text-align="center"/>
    </style:style>
    <style:style style:name="P37" style:family="paragraph">
      <loext:graphic-properties draw:fill="solid" draw:fill-color="#00cc00"/>
      <style:paragraph-properties fo:margin-left="0cm" fo:margin-right="0cm" fo:margin-top="0cm" fo:margin-bottom="0cm" fo:line-height="71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ＭＳ Ｐゴシック" style:font-style-asian="italic" style:font-weight-asian="normal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ＭＳ Ｐゴシック" style:font-style-asian="normal" style:font-weight-asian="normal" style:font-style-complex="normal" style:font-weight-complex="normal"/>
    </style:style>
    <style:style style:name="T4" style:family="text">
      <style:text-properties fo:font-size="18pt"/>
    </style:style>
    <style:style style:name="T5" style:family="text">
      <style:text-properties fo:color="#2a6099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ＭＳ Ｐゴシック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ＭＳ Ｐゴシック" style:font-style-asian="normal" style:font-weight-asian="bold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6.255cm" svg:x="1.4cm" svg:y="0.837cm" presentation:class="subtitle" presentation:user-transformed="true">
          <draw:text-box>
            <text:p text:style-name="P1"><text:span text:style-name="T1">Architect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2" draw:text-style-name="P4" draw:layer="layout" svg:width="14.986cm" svg:height="15.997cm" svg:x="2.287cm" svg:y="4.318cm">
          <text:p/>
          <draw:enhanced-geometry svg:viewBox="0 0 21600 21600" draw:type="rectangle" draw:enhanced-path="M 0 0 L 21600 0 21600 21600 0 21600 0 0 Z N"/>
        </draw:custom-shape>
        <draw:custom-shape draw:name="Rectangle 11_0" draw:style-name="gr3" draw:text-style-name="P6" draw:layer="layout" svg:width="6.561cm" svg:height="12.446cm" svg:x="9.95cm" svg:y="6.599cm">
          <text:p text:style-name="P5"><text:span text:style-name="T2"/></text:p>
          <text:p text:style-name="P5"><text:span text:style-name="T3"/></text:p>
          <text:p text:style-name="P5"><text:span text:style-name="T3">Fuego core</text:span></text:p>
          <text:p text:style-name="P5"><text:span text:style-name="T3"/></text:p>
          <text:p text:style-name="P5"><text:span text:style-name="T3">Tests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6.861cm" svg:height="0.962cm" svg:x="9.756cm" svg:y="5.583cm">
          <draw:text-box>
            <text:p text:style-name="P7"><text:span text:style-name="T4">Fuego docker container</text:span></text:p>
          </draw:text-box>
        </draw:frame>
        <draw:custom-shape draw:name="Rectangle 5_8" draw:style-name="gr5" draw:text-style-name="P10" draw:layer="layout" svg:width="5.079cm" svg:height="3.556cm" svg:x="10.923cm" svg:y="14.981cm">
          <text:p text:style-name="P9"><text:span text:style-name="T3">Jenk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4.08cm" svg:height="1.216cm" svg:x="2.143cm" svg:y="3.302cm">
          <draw:text-box>
            <text:p text:style-name="P7">Host machine</text:p>
          </draw:text-box>
        </draw:frame>
        <draw:frame draw:style-name="gr7" draw:text-style-name="P8" draw:layer="layout" svg:width="3.762cm" svg:height="1.216cm" svg:x="21.343cm" svg:y="6.345cm">
          <draw:text-box>
            <text:p text:style-name="P7">Target board</text:p>
          </draw:text-box>
        </draw:frame>
        <draw:custom-shape draw:style-name="gr8" draw:text-style-name="P11" draw:layer="layout" svg:width="4.572cm" svg:height="3.556cm" svg:x="14.987cm" svg:y="16.251cm">
          <text:p text:style-name="P11">Web</text:p>
          <text:p text:style-name="P11">Control</text:p>
          <text:p text:style-name="P11">interf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5.588cm" svg:height="3.81cm" svg:x="6.859cm" svg:y="10.663cm">
          <text:p/>
          <draw:enhanced-geometry svg:viewBox="0 0 21600 21600" draw:text-areas="0 0 21600 21600" draw:mirror-horizontal="true" draw:type="circular-arrow" draw:modifiers="-128.766448064909 -0.0234857658747784 9426.7037892184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" draw:text-style-name="P8" draw:layer="layout" svg:width="2.318cm" svg:height="1.673cm" svg:x="5.007cm" svg:y="10.26cm">
          <draw:text-box>
            <text:p text:style-name="P7">Volume</text:p>
            <text:p text:style-name="P7">Mount</text:p>
          </draw:text-box>
        </draw:frame>
        <draw:custom-shape draw:style-name="gr10" draw:text-style-name="P13" draw:layer="layout" svg:width="3.81cm" svg:height="2.794cm" svg:x="10.923cm" svg:y="10.9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8" draw:layer="layout" svg:width="5.546cm" svg:height="4.213cm" svg:x="3.557cm" svg:y="13.457cm">
          <draw:text-box>
            <text:p text:style-name="P7">Fuego config</text:p>
            <text:p text:style-name="P7">Board config</text:p>
            <text:p text:style-name="P7">Toolchains</text:p>
            <text:p text:style-name="P7">Build area</text:p>
            <text:p text:style-name="P7">Logs (test results)</text:p>
          </draw:text-box>
        </draw:frame>
        <draw:custom-shape draw:style-name="gr12" draw:text-style-name="P13" draw:layer="layout" svg:width="6.096cm" svg:height="4.467cm" svg:x="3.049cm" svg:y="13.2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traight Arrow Connector 13_2" draw:style-name="gr13" draw:text-style-name="P14" draw:layer="layout" svg:width="5.553cm" svg:height="0.001cm" svg:x="15.749cm" svg:y="8.8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0_0" draw:style-name="gr14" draw:text-style-name="P15" draw:layer="layout" svg:width="5.079cm" svg:height="3.556cm" svg:x="21.591cm" svg:y="7.361cm">
          <text:p text:style-name="P21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3_3" draw:style-name="gr15" draw:text-style-name="P14" draw:layer="layout" svg:width="5.08cm" svg:height="0.001cm" svg:x="15.749cm" svg:y="9.392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16" draw:text-style-name="P17" draw:layer="layout" svg:width="9.652cm" svg:height="1.195cm" svg:x="9.144cm" svg:y="1.599cm">
          <draw:text-box>
            <text:p text:style-name="P16"><text:span text:style-name="T5">Architecture Diagram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2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4" draw:text-style-name="P2" draw:layer="layout" svg:width="25.199cm" svg:height="16.255cm" svg:x="1.4cm" svg:y="0.837cm" presentation:class="subtitle" presentation:user-transformed="true">
          <draw:text-box>
            <text:p text:style-name="P1"><text:span text:style-name="T1">Test Environment gene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name="Rectangle 3" draw:style-name="gr17" draw:text-style-name="P20" draw:layer="layout" svg:width="5.079cm" svg:height="1.016cm" svg:x="1.271cm" svg:y="13.716cm">
          <text:p text:style-name="P19"><text:span text:style-name="T3">Board confi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22" draw:layer="layout" svg:width="5.079cm" svg:height="1.016cm" svg:x="1.523cm" svg:y="15.494cm">
          <text:p text:style-name="P21"><text:span text:style-name="T3">Toolchain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" draw:style-name="gr19" draw:text-style-name="P24" draw:layer="layout" svg:width="4.867cm" svg:height="3.386cm" svg:x="8.636cm" svg:y="10.584cm">
          <text:p text:style-name="P23"><text:span text:style-name="T6">Overlay generator</text:span></text:p>
          <text:p text:style-name="P23"><text:span text:style-name="T6"/></text:p>
          <text:p text:style-name="P23"><text:span text:style-name="T6"><text:s/></text:span><text:span text:style-name="T6">(ovgen.py)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9" draw:style-name="gr17" draw:text-style-name="P22" draw:layer="layout" svg:width="5.079cm" svg:height="1.016cm" svg:x="2.032cm" svg:y="17.018cm">
          <text:p text:style-name="P21"><text:span text:style-name="T3">Test sp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0" draw:text-style-name="P26" draw:layer="layout" svg:width="7.62cm" svg:height="3.556cm" svg:x="19.812cm" svg:y="11.43cm">
          <text:p text:style-name="P21"><text:span text:style-name="T7">prolog.sh</text:span></text:p>
          <text:p text:style-name="P25"><text:span text:style-name="T3"/></text:p>
          <text:p text:style-name="P25"><text:span text:style-name="T3">Test variables</text:span></text:p>
          <text:p text:style-name="P25"><text:span text:style-name="T3">Board-specific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3" draw:style-name="gr21" draw:text-style-name="P14" draw:layer="layout" svg:width="0.762cm" svg:height="1.778cm" svg:x="11.684cm" svg:y="8.8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5" draw:style-name="gr22" draw:text-style-name="P14" draw:layer="layout" svg:width="1.863cm" svg:height="1.27cm" svg:x="6.604cm" svg:y="12.95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7" draw:style-name="gr23" draw:text-style-name="P14" draw:layer="layout" svg:width="2.032cm" svg:height="2.54cm" svg:x="6.858cm" svg:y="13.46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1" draw:style-name="gr24" draw:text-style-name="P14" draw:layer="layout" svg:width="2.032cm" svg:height="3.556cm" svg:x="7.366cm" svg:y="13.9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3" draw:style-name="gr25" draw:text-style-name="P14" draw:layer="layout" svg:width="6.309cm" svg:height="0.508cm" svg:x="13.503cm" svg:y="13.2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6" draw:style-name="gr26" draw:text-style-name="P14" draw:layer="layout" svg:width="0.001cm" svg:height="1.99cm" svg:x="12.191cm" svg:y="3.81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4" draw:text-style-name="P27" draw:layer="layout" svg:width="6.725cm" svg:height="0.962cm" svg:x="19.513cm" svg:y="10.214cm">
          <draw:text-box>
            <text:p>Test environment script</text:p>
          </draw:text-box>
        </draw:frame>
        <draw:custom-shape draw:name="Rectangle 25_0" draw:style-name="gr27" draw:text-style-name="P28" draw:layer="layout" svg:width="5.502cm" svg:height="2.794cm" svg:x="10.754cm" svg:y="5.842cm">
          <text:p text:style-name="P21"><text:span text:style-name="T3">Fuego core</text:span></text:p>
          <text:p text:style-name="P21"><text:span text:style-name="T3"/></text:p>
          <text:p text:style-name="P21"><text:span text:style-name="T3">(main.sh, ...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_1" draw:style-name="gr28" draw:text-style-name="P29" draw:layer="layout" svg:width="5.502cm" svg:height="1.27cm" svg:x="9.906cm" svg:y="2.286cm">
          <text:p text:style-name="P21"><text:span text:style-name="T3">ftc run-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0" draw:style-name="gr29" draw:text-style-name="P22" draw:layer="layout" svg:width="5.079cm" svg:height="1.057cm" svg:x="0.509cm" svg:y="12.151cm">
          <text:p text:style-name="P21"><text:span text:style-name="T3">Fuego confi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1" draw:style-name="gr30" draw:text-style-name="P22" draw:layer="layout" svg:width="5.842cm" svg:height="1.057cm" svg:x="2.54cm" svg:y="18.501cm">
          <text:p text:style-name="P21"><text:span text:style-name="T3">Overlay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_0" draw:style-name="gr31" draw:text-style-name="P14" draw:layer="layout" svg:width="2.371cm" svg:height="0.254cm" svg:x="6.011cm" svg:y="12.4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1_0" draw:style-name="gr32" draw:text-style-name="P14" draw:layer="layout" svg:width="1.524cm" svg:height="4.318cm" svg:x="8.636cm" svg:y="14.2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10" draw:style-name="gr33" draw:text-style-name="P15" draw:layer="layout" svg:width="5.079cm" svg:height="4.698cm" svg:x="19.848cm" svg:y="3.938cm">
          <text:p text:style-name="P21"><text:span text:style-name="T7">fuego_test.sh</text:span></text:p>
          <text:p text:style-name="P21"><text:span text:style-name="T3"/></text:p>
          <text:p text:style-name="P25"><text:span text:style-name="T3"><text:s/></text:span><text:span text:style-name="T3">tarfile</text:span></text:p>
          <text:p text:style-name="P25"><text:span text:style-name="T3"/></text:p>
          <text:p text:style-name="P25"><text:span text:style-name="T3"><text:s/></text:span><text:span text:style-name="T3">t</text:span><text:span text:style-name="T8">est_build()</text:span></text:p>
          <text:p text:style-name="P25"><text:span text:style-name="T8"><text:s/></text:span><text:span text:style-name="T8">test_deploy()</text:span></text:p>
          <text:p text:style-name="P25"><text:span text:style-name="T8"><text:s/></text:span><text:span text:style-name="T8">test_run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27" draw:layer="layout" svg:width="3.343cm" svg:height="0.962cm" svg:x="19.594cm" svg:y="2.794cm">
          <draw:text-box>
            <text:p>Base script</text:p>
          </draw:text-box>
        </draw:frame>
        <draw:frame draw:style-name="gr35" draw:text-style-name="P27" draw:layer="layout" svg:width="3.343cm" svg:height="1.724cm" svg:x="13.716cm" svg:y="13.462cm">
          <draw:text-box>
            <text:p>generate</text:p>
          </draw:text-box>
        </draw:frame>
        <draw:custom-shape draw:name="Straight Arrow Connector 13_0" draw:style-name="gr36" draw:text-style-name="P14" draw:layer="layout" svg:width="3.302cm" svg:height="0.001cm" svg:x="16.51cm" svg:y="7.1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3_1" draw:style-name="gr37" draw:text-style-name="P14" draw:layer="layout" svg:width="2.967cm" svg:height="3.556cm" svg:x="16.591cm" svg:y="7.874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34" draw:text-style-name="P27" draw:layer="layout" svg:width="3.343cm" svg:height="0.962cm" svg:x="12.446cm" svg:y="4.318cm">
          <draw:text-box>
            <text:p>execute</text:p>
          </draw:text-box>
        </draw:frame>
        <draw:frame draw:style-name="gr34" draw:text-style-name="P27" draw:layer="layout" svg:width="3.343cm" svg:height="0.962cm" svg:x="12.192cm" svg:y="9.398cm">
          <draw:text-box>
            <text:p>execute</text:p>
          </draw:text-box>
        </draw:frame>
        <draw:frame draw:style-name="gr38" draw:text-style-name="P27" draw:layer="layout" svg:width="1.736cm" svg:height="0.962cm" svg:x="17.272cm" svg:y="7.62cm">
          <draw:text-box>
            <text:p>call</text:p>
          </draw:text-box>
        </draw:frame>
        <draw:frame draw:style-name="gr34" draw:text-style-name="P27" draw:layer="layout" svg:width="3.343cm" svg:height="0.962cm" svg:x="5.842cm" svg:y="11.484cm">
          <draw:text-box>
            <text:p>read</text:p>
          </draw:text-box>
        </draw:frame>
        <draw:g>
          <draw:frame draw:style-name="gr39" draw:text-style-name="P31" draw:layer="layout" svg:width="0.549cm" svg:height="0.962cm" svg:x="12.871cm" svg:y="3.81cm">
            <draw:text-box>
              <text:p text:style-name="P30"><text:span text:style-name="T9">1</text:span></text:p>
            </draw:text-box>
          </draw:frame>
          <draw:custom-shape draw:style-name="gr40" draw:text-style-name="P13" draw:layer="layout" svg:width="0.762cm" svg:height="0.762cm" svg:x="12.871cm" svg:y="3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39" draw:text-style-name="P31" draw:layer="layout" svg:width="0.549cm" svg:height="0.962cm" svg:x="12.954cm" svg:y="8.89cm">
            <draw:text-box>
              <text:p text:style-name="P30"><text:span text:style-name="T9">2</text:span></text:p>
            </draw:text-box>
          </draw:frame>
          <draw:custom-shape draw:style-name="gr40" draw:text-style-name="P13" draw:layer="layout" svg:width="0.762cm" svg:height="0.762cm" svg:x="12.954cm" svg:y="8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39" draw:text-style-name="P31" draw:layer="layout" svg:width="0.549cm" svg:height="0.962cm" svg:x="6.521cm" svg:y="10.668cm">
            <draw:text-box>
              <text:p text:style-name="P30"><text:span text:style-name="T9">3</text:span></text:p>
            </draw:text-box>
          </draw:frame>
          <draw:custom-shape draw:style-name="gr40" draw:text-style-name="P13" draw:layer="layout" svg:width="0.762cm" svg:height="0.762cm" svg:x="6.521cm" svg:y="10.6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39" draw:text-style-name="P31" draw:layer="layout" svg:width="0.549cm" svg:height="0.962cm" svg:x="12.954cm" svg:y="13.462cm">
            <draw:text-box>
              <text:p text:style-name="P30"><text:span text:style-name="T9">4</text:span></text:p>
            </draw:text-box>
          </draw:frame>
          <draw:custom-shape draw:style-name="gr40" draw:text-style-name="P13" draw:layer="layout" svg:width="0.762cm" svg:height="0.762cm" svg:x="12.954cm" svg:y="13.46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frame draw:style-name="gr39" draw:text-style-name="P31" draw:layer="layout" svg:width="0.549cm" svg:height="0.962cm" svg:x="16.764cm" svg:y="7.366cm">
            <draw:text-box>
              <text:p text:style-name="P30"><text:span text:style-name="T9">5</text:span></text:p>
            </draw:text-box>
          </draw:frame>
          <draw:custom-shape draw:style-name="gr40" draw:text-style-name="P13" draw:layer="layout" svg:width="0.762cm" svg:height="0.762cm" svg:x="16.764cm" svg:y="7.3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2" draw:text-style-name="P2" draw:layer="layout" svg:width="25.199cm" svg:height="16.255cm" svg:x="1.4cm" svg:y="0.837cm" presentation:class="subtitle">
          <draw:text-box>
            <text:p text:style-name="P1"><text:span text:style-name="T1">Test Phas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41" draw:text-style-name="P32" draw:layer="layout" svg:width="14.986cm" svg:height="18.288cm" svg:x="0.762cm" svg:y="1.524cm">
          <text:p/>
          <draw:enhanced-geometry svg:viewBox="0 0 21600 21600" draw:type="rectangle" draw:enhanced-path="M 0 0 L 21600 0 21600 21600 0 21600 0 0 Z N"/>
        </draw:custom-shape>
        <draw:custom-shape draw:name="Rectangle 11" draw:style-name="gr42" draw:text-style-name="P33" draw:layer="layout" svg:width="5.334cm" svg:height="14.732cm" svg:x="1.524cm" svg:y="4.424cm">
          <text:p text:style-name="P25"><text:span text:style-name="T3"/></text:p>
          <text:p text:style-name="P25"><text:span text:style-name="T3">pre_test</text:span></text:p>
          <text:p text:style-name="P25"><text:span text:style-name="T3"/></text:p>
          <text:p text:style-name="P25"><text:span text:style-name="T3"/></text:p>
          <text:p text:style-name="P25"><text:span text:style-name="T3"/></text:p>
          <text:p text:style-name="P25"><text:span text:style-name="T3">build</text:span></text:p>
          <text:p text:style-name="P25"><text:span text:style-name="T3"/></text:p>
          <text:p text:style-name="P25"><text:span text:style-name="T3"/></text:p>
          <text:p text:style-name="P25"><text:span text:style-name="T3"/></text:p>
          <text:p text:style-name="P25"><text:span text:style-name="T3"/></text:p>
          <text:p text:style-name="P25"><text:span text:style-name="T3">deploy</text:span></text:p>
          <text:p text:style-name="P25"><text:span text:style-name="T3"/></text:p>
          <text:p text:style-name="P25"><text:span text:style-name="T3"/></text:p>
          <text:p text:style-name="P25"><text:span text:style-name="T3">run</text:span></text:p>
          <text:p text:style-name="P25"><text:span text:style-name="T3"/></text:p>
          <text:p text:style-name="P25"><text:span text:style-name="T3"/></text:p>
          <text:p text:style-name="P25"><text:span text:style-name="T3"/></text:p>
          <text:p text:style-name="P25"><text:span text:style-name="T3">post_test</text:span></text:p>
          <text:p text:style-name="P25"><text:span text:style-name="T3"/></text:p>
          <text:p text:style-name="P25"><text:span text:style-name="T3"/></text:p>
          <text:p text:style-name="P25"><text:span text:style-name="T3"/></text:p>
          <text:p text:style-name="P25"><text:span text:style-name="T3"/></text:p>
          <text:p text:style-name="P25"><text:span text:style-name="T3"/></text:p>
          <text:p text:style-name="P25"><text:span text:style-name="T3"/></text:p>
          <text:p text:style-name="P25"><text:span text:style-name="T3">processing</text:span></text:p>
          <text:p text:style-name="P25"><text:span text:style-name="T3"/></text:p>
          <text:p text:style-name="P25"><text:span text:style-name="T3"/></text:p>
          <text:p text:style-name="P25"><text:span text:style-name="T3"/></text:p>
          <text:p text:style-name="P2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3" draw:text-style-name="P8" draw:layer="layout" svg:width="13.545cm" svg:height="1.673cm" svg:x="1.27cm" svg:y="2.54cm">
          <draw:text-box>
            <text:p><text:span text:style-name="T4">Fueg</text:span><text:span text:style-name="T4">o Test</text:span></text:p>
            <text:p><text:span text:style-name="T4">(Fueg</text:span><text:span text:style-name="T4">o core </text:span><text:span text:style-name="T4">+ </text:span><text:span text:style-name="T4">base </text:span><text:span text:style-name="T4">script </text:span><text:span text:style-name="T4">+ test </text:span><text:span text:style-name="T4">enviro</text:span><text:span text:style-name="T4">nment</text:span><text:span text:style-name="T4">)</text:span></text:p>
          </draw:text-box>
        </draw:frame>
        <draw:custom-shape draw:name="Rectangle 5" draw:style-name="gr44" draw:text-style-name="P34" draw:layer="layout" svg:width="5.079cm" svg:height="1.057cm" svg:x="8.637cm" svg:y="7.833cm">
          <text:p text:style-name="P21"><text:span text:style-name="T3">test 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5" draw:text-style-name="P35" draw:layer="layout" svg:width="5.079cm" svg:height="1.057cm" svg:x="8.636cm" svg:y="6.35cm">
          <text:p text:style-name="P21"><text:span text:style-name="T3">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27" draw:layer="layout" svg:width="1.51cm" svg:height="1.216cm" svg:x="0.886cm" svg:y="0.542cm">
          <draw:text-box>
            <text:p>Host</text:p>
          </draw:text-box>
        </draw:frame>
        <draw:line draw:style-name="gr46" draw:text-style-name="P13" draw:layer="layout" svg:x1="8.382cm" svg:y1="6.858cm" svg:x2="7.366cm" svg:y2="7.366cm">
          <text:p/>
        </draw:line>
        <draw:line draw:style-name="gr46" draw:text-style-name="P13" draw:layer="layout" svg:x1="7.366cm" svg:y1="7.874cm" svg:x2="8.382cm" svg:y2="8.128cm">
          <text:p/>
        </draw:line>
        <draw:custom-shape draw:style-name="gr47" draw:text-style-name="P36" draw:layer="layout" svg:width="4.826cm" svg:height="18.288cm" svg:x="22.098cm" svg:y="1.524cm">
          <text:p/>
          <draw:enhanced-geometry svg:viewBox="0 0 21600 21600" draw:type="rectangle" draw:enhanced-path="M 0 0 L 21600 0 21600 21600 0 21600 0 0 Z N"/>
        </draw:custom-shape>
        <draw:frame draw:style-name="gr7" draw:text-style-name="P27" draw:layer="layout" svg:width="4.012cm" svg:height="1.216cm" svg:x="22.07cm" svg:y="0.508cm">
          <draw:text-box>
            <text:p>Target <text:s/>Board</text:p>
          </draw:text-box>
        </draw:frame>
        <draw:line draw:style-name="gr48" draw:text-style-name="P13" draw:layer="layout" svg:x1="6.096cm" svg:y1="5.588cm" svg:x2="22.098cm" svg:y2="5.588cm">
          <text:p/>
        </draw:line>
        <draw:frame draw:style-name="gr49" draw:text-style-name="P27" draw:layer="layout" svg:width="6.835cm" svg:height="0.962cm" svg:x="8.636cm" svg:y="4.626cm">
          <draw:text-box>
            <text:p>check status, make dirs</text:p>
          </draw:text-box>
        </draw:frame>
        <draw:line draw:style-name="gr48" draw:text-style-name="P13" draw:layer="layout" svg:x1="6.096cm" svg:y1="10.668cm" svg:x2="22.098cm" svg:y2="10.614cm">
          <text:p/>
        </draw:line>
        <draw:frame draw:style-name="gr50" draw:text-style-name="P27" draw:layer="layout" svg:width="6.095cm" svg:height="0.962cm" svg:x="8.672cm" svg:y="9.617cm">
          <draw:text-box>
            <text:p>transfer test program</text:p>
          </draw:text-box>
        </draw:frame>
        <draw:custom-shape draw:name="Rectangle 5" draw:style-name="gr51" draw:text-style-name="P34" draw:layer="layout" svg:width="3.809cm" svg:height="1.565cm" svg:x="22.353cm" svg:y="10.373cm">
          <text:p text:style-name="P21"><text:span text:style-name="T3">test 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8" draw:text-style-name="P13" draw:layer="layout" svg:x1="6.096cm" svg:y1="12.192cm" svg:x2="22.098cm" svg:y2="12.192cm">
          <text:p/>
        </draw:line>
        <draw:frame draw:style-name="gr52" draw:text-style-name="P27" draw:layer="layout" svg:width="6.162cm" svg:height="0.962cm" svg:x="8.641cm" svg:y="11.211cm">
          <draw:text-box>
            <text:p>execute test program</text:p>
          </draw:text-box>
        </draw:frame>
        <draw:line draw:style-name="gr48" draw:text-style-name="P13" draw:layer="layout" svg:x1="21.844cm" svg:y1="13.97cm" svg:x2="6.096cm" svg:y2="13.97cm">
          <text:p/>
        </draw:line>
        <draw:custom-shape draw:name="Rectangle 5" draw:style-name="gr53" draw:text-style-name="P37" draw:layer="layout" svg:width="3.809cm" svg:height="1.016cm" svg:x="22.606cm" svg:y="5.334cm">
          <text:p text:style-name="P21"><text:span text:style-name="T3">before lo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4" draw:text-style-name="P37" draw:layer="layout" svg:width="4.726cm" svg:height="3.048cm" svg:x="9.752cm" svg:y="16.51cm">
          <text:p text:style-name="P21"><text:span text:style-name="T3">test logs</text:span></text:p>
          <text:p text:style-name="P21"><text:span text:style-name="T3">sys logs</text:span></text:p>
          <text:p text:style-name="P21"><text:span text:style-name="T3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6" draw:text-style-name="P13" draw:layer="layout" svg:x1="24.638cm" svg:y1="11.938cm" svg:x2="24.638cm" svg:y2="13.208cm">
          <text:p/>
        </draw:line>
        <draw:custom-shape draw:name="Rectangle 5" draw:style-name="gr55" draw:text-style-name="P37" draw:layer="layout" svg:width="3.809cm" svg:height="1.057cm" svg:x="22.607cm" svg:y="14.986cm">
          <text:p text:style-name="P21"><text:span text:style-name="T3">after lo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27" draw:layer="layout" svg:width="10.281cm" svg:height="0.962cm" svg:x="8.769cm" svg:y="13.008cm">
          <draw:text-box>
            <text:p>get test log and syslogs, do cleanup</text:p>
          </draw:text-box>
        </draw:frame>
        <draw:custom-shape draw:name="Rectangle 5" draw:style-name="gr57" draw:text-style-name="P37" draw:layer="layout" svg:width="3.809cm" svg:height="1.016cm" svg:x="22.353cm" svg:y="13.208cm">
          <text:p text:style-name="P21"><text:span text:style-name="T3">test lo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8" draw:text-style-name="P27" draw:layer="layout" svg:width="2.39cm" svg:height="1.673cm" svg:x="7.112cm" svg:y="16.51cm">
          <draw:text-box>
            <text:p>parse &amp;</text:p>
            <text:p>analyze</text:p>
          </draw:text-box>
        </draw:frame>
        <draw:line draw:style-name="gr48" draw:text-style-name="P13" draw:layer="layout" svg:x1="6.35cm" svg:y1="18.234cm" svg:x2="9.652cm" svg:y2="18.234cm">
          <text:p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Rectangle 11" draw:style-name="gr59" draw:text-style-name="P26" draw:layer="layout" svg:width="6.561cm" svg:height="8.467cm" svg:x="1.524cm" svg:y="3.81cm">
          <text:p text:style-name="P25"><text:span text:style-name="T2">&lt;target&gt;_</text:span><text:span text:style-name="T3">prolog.sh</text:span></text:p>
          <text:p text:style-name="P25"><text:span text:style-name="T3"/></text:p>
          <text:p text:style-name="P25"><text:span text:style-name="T3">pre_test</text:span></text:p>
          <text:p text:style-name="P25"><text:span text:style-name="T3"/></text:p>
          <text:p text:style-name="P25"><text:span text:style-name="T3">build</text:span></text:p>
          <text:p text:style-name="P25"><text:span text:style-name="T3"/></text:p>
          <text:p text:style-name="P25"><text:span text:style-name="T3">deploy</text:span></text:p>
          <text:p text:style-name="P25"><text:span text:style-name="T3"/></text:p>
          <text:p text:style-name="P25"><text:span text:style-name="T3">run</text:span></text:p>
          <text:p text:style-name="P25"><text:span text:style-name="T3"/></text:p>
          <text:p text:style-name="P25"><text:span text:style-name="T3">processing</text:span></text:p>
          <text:p text:style-name="P25"><text:span text:style-name="T3"/></text:p>
          <text:p text:style-name="P25"><text:span text:style-name="T3">post_test</text:span></text:p>
          <text:p text:style-name="P25"><text:span text:style-name="T3"/></text:p>
          <text:p text:style-name="P25"><text:span text:style-name="T3"/></text:p>
          <text:p text:style-name="P2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4.748cm" svg:height="0.962cm" svg:x="1.56cm" svg:y="2.594cm">
          <draw:text-box>
            <text:p><text:span text:style-name="T4">Expanded scrip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ＭＳ Ｐゴシック" svg:font-family="'ＭＳ Ｐゴシック'" style:font-pitch="fixed"/>
    <style:font-face style:name="Arial1" svg:font-family="Arial" style:font-pitch="variable"/>
    <style:font-face style:name="Droid Sans Fallback" svg:font-family="'Droid Sans Fallback'" style:font-pitch="variable"/>
    <style:font-face style:name="Liberation Sans" svg:font-family="'Liberation Sans'" style:font-pitch="variable"/>
    <style:font-face style:name="ＭＳ Ｐゴシック1" svg:font-family="'ＭＳ Ｐゴシック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02cm" fo:padding-right="0.10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-text-background" style:family="presentation">
      <style:graphic-properties draw:stroke="none" draw:fill="none"/>
      <style:text-properties style:letter-kerning="true"/>
    </style:style>
    <style:style style:name="Centere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-text-outline1" style:family="presentation">
      <style:graphic-properties draw:stroke="none" draw:fill="none" draw:auto-grow-height="false" draw:fit-to-size="shrink-to-fit" style:shrink-to-fit="true">
        <text:list-style style:name="Centere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-text-outline2" style:family="presentation" style:parent-style-name="Centered-text-outline1">
      <style:paragraph-properties fo:margin-top="0.4cm" fo:margin-bottom="0cm"/>
      <style:text-properties fo:font-size="28pt" style:font-size-asian="28pt" style:font-size-complex="28pt"/>
    </style:style>
    <style:style style:name="Centered-text-outline3" style:family="presentation" style:parent-style-name="Centered-text-outline2">
      <style:paragraph-properties fo:margin-top="0.3cm" fo:margin-bottom="0cm"/>
      <style:text-properties fo:font-size="24pt" style:font-size-asian="24pt" style:font-size-complex="24pt"/>
    </style:style>
    <style:style style:name="Centered-text-outline4" style:family="presentation" style:parent-style-name="Centered-text-outline3">
      <style:paragraph-properties fo:margin-top="0.2cm" fo:margin-bottom="0cm"/>
      <style:text-properties fo:font-size="20pt" style:font-size-asian="20pt" style:font-size-complex="20pt"/>
    </style:style>
    <style:style style:name="Centered-text-outline5" style:family="presentation" style:parent-style-name="Centered-text-outline4">
      <style:paragraph-properties fo:margin-top="0.1cm" fo:margin-bottom="0cm"/>
      <style:text-properties fo:font-size="20pt" style:font-size-asian="20pt" style:font-size-complex="20pt"/>
    </style:style>
    <style:style style:name="Centered-text-outline6" style:family="presentation" style:parent-style-name="Centered-text-outline5">
      <style:paragraph-properties fo:margin-top="0.1cm" fo:margin-bottom="0cm"/>
      <style:text-properties fo:font-size="20pt" style:font-size-asian="20pt" style:font-size-complex="20pt"/>
    </style:style>
    <style:style style:name="Centered-text-outline7" style:family="presentation" style:parent-style-name="Centered-text-outline6">
      <style:paragraph-properties fo:margin-top="0.1cm" fo:margin-bottom="0cm"/>
      <style:text-properties fo:font-size="20pt" style:font-size-asian="20pt" style:font-size-complex="20pt"/>
    </style:style>
    <style:style style:name="Centered-text-outline8" style:family="presentation" style:parent-style-name="Centered-text-outline7">
      <style:paragraph-properties fo:margin-top="0.1cm" fo:margin-bottom="0cm"/>
      <style:text-properties fo:font-size="20pt" style:font-size-asian="20pt" style:font-size-complex="20pt"/>
    </style:style>
    <style:style style:name="Centered-text-outline9" style:family="presentation" style:parent-style-name="Centered-text-outline8">
      <style:paragraph-properties fo:margin-top="0.1cm" fo:margin-bottom="0cm"/>
      <style:text-properties fo:font-size="20pt" style:font-size-asian="20pt" style:font-size-complex="20pt"/>
    </style:style>
    <style:style style:name="Centered-text-subtitle" style:family="presentation">
      <style:graphic-properties draw:stroke="none" draw:fill="none" draw:textarea-vertical-align="middle">
        <text:list-style style:name="Centere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-text-title" style:family="presentation">
      <style:graphic-properties draw:stroke="none" draw:fill="none" draw:textarea-vertical-align="middle">
        <text:list-style style:name="Centere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Centered-tex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Centered-tex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Centered-tex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entered-text" style:page-layout-name="PM1" draw:style-name="Mdp1">
      <draw:frame presentation:style-name="Centered-text-title" draw:layer="backgroundobjects" svg:width="25.199cm" svg:height="3.506cm" svg:x="1.4cm" svg:y="8.382cm" presentation:class="title" presentation:placeholder="true">
        <draw:text-box/>
      </draw:frame>
      <draw:frame presentation:style-name="Centered-text-outline1" draw:layer="backgroundobjects" svg:width="25.199cm" svg:height="5.588cm" svg:x="1.4cm" svg:y="12.192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Centered-text-title" draw:layer="backgroundobjects" svg:width="13.968cm" svg:height="10.476cm" svg:x="3.81cm" svg:y="2.123cm" presentation:class="page"/>
        <draw:frame presentation:style-name="Centered-tex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6-24T12:45:29.036355551</meta:creation-date>
    <dc:date>2023-04-01T12:43:22.967289718</dc:date>
    <meta:editing-duration>PT20H9M16S</meta:editing-duration>
    <meta:editing-cycles>5</meta:editing-cycles>
    <meta:generator>LibreOffice/6.4.7.2$Linux_X86_64 LibreOffice_project/40$Build-2</meta:generator>
    <meta:document-statistic meta:object-count="136"/>
  </office:meta>
</office:document-meta>
</file>